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normal" fo:font-weight="bold" officeooo:rsid="00173192" officeooo:paragraph-rsid="00173192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style="normal" fo:font-weight="bold" officeooo:rsid="00173192" officeooo:paragraph-rsid="00173192" style:font-size-asian="10.5pt" style:font-style-asian="normal" style:font-weight-asian="bold" style:font-size-complex="12pt" style:font-style-complex="normal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 MENJALANKAN PROJECT</text:p>
      <text:list xml:id="list1193121788" text:style-name="L1">
        <text:list-item>
          <text:p text:style-name="P2">copy file .env.example lalu sesuaikan dengan kebutuhan anda</text:p>
        </text:list-item>
        <text:list-item>
          <text:p text:style-name="P2">pada directory log.txt juga harus disesuaikan</text:p>
        </text:list-item>
        <text:list-item>
          <text:p text:style-name="P2">export database dan postman sudah ada di dalam rep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23:24:48.471966660</meta:creation-date>
    <dc:date>2024-11-24T23:29:33.788719410</dc:date>
    <meta:editing-duration>PT4M46S</meta:editing-duration>
    <meta:editing-cycles>1</meta:editing-cycles>
    <meta:document-statistic meta:table-count="0" meta:image-count="0" meta:object-count="0" meta:page-count="1" meta:paragraph-count="4" meta:word-count="29" meta:character-count="185" meta:non-whitespace-character-count="163"/>
    <meta:generator>LibreOffice/7.3.7.2$Linux_X86_64 LibreOffice_project/30$Build-2</meta:generator>
  </office:meta>
</office:document-meta>
</file>